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1" svg:font-family="'Noto Sans'" style:font-family-generic="swiss"/>
    <style:font-face style:name="DejaVu Sans Mono" svg:font-family="'DejaVu Sans Mono'" style:font-family-generic="modern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oto Sans" fo:font-size="12pt" fo:language="zxx" fo:country="none" officeooo:rsid="001211c2" officeooo:paragraph-rsid="001ae3bc" style:font-size-asian="10.5pt" style:language-asian="zxx" style:country-asian="none" style:font-size-complex="12pt" style:language-complex="zxx" style:country-complex="none"/>
    </style:style>
    <style:style style:name="P2" style:family="paragraph" style:parent-style-name="Standard">
      <style:text-properties style:font-name="Noto Sans" fo:font-size="12pt" fo:language="zxx" fo:country="none" fo:font-weight="bold" officeooo:rsid="003b2e6c" officeooo:paragraph-rsid="001cbc5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text-properties style:font-name="Noto Sans" fo:font-size="12pt" fo:language="zxx" fo:country="none" fo:font-weight="normal" officeooo:rsid="003bdb7d" officeooo:paragraph-rsid="001cbc52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" style:family="paragraph" style:parent-style-name="Standard">
      <style:text-properties style:font-name="Noto Sans" fo:font-size="24pt" fo:language="zxx" fo:country="none" officeooo:rsid="003b2e6c" officeooo:paragraph-rsid="001cbc52" style:font-size-asian="24pt" style:language-asian="zxx" style:country-asian="none" style:font-size-complex="24pt" style:language-complex="zxx" style:country-complex="none"/>
    </style:style>
    <style:style style:name="P5" style:family="paragraph" style:parent-style-name="Standard">
      <style:text-properties style:font-name="Noto Sans" fo:font-size="16pt" fo:language="zxx" fo:country="none" fo:font-weight="bold" officeooo:rsid="003b2e6c" officeooo:paragraph-rsid="001cbc5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text-properties style:font-name="Noto Sans" fo:font-size="20pt" fo:language="zxx" fo:country="none" fo:font-weight="bold" officeooo:rsid="003b2e6c" officeooo:paragraph-rsid="001cbc52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7" style:family="paragraph" style:parent-style-name="Standard">
      <style:text-properties style:font-name="DejaVu Sans Mono" fo:font-size="11pt" fo:language="zxx" fo:country="none" fo:font-weight="normal" officeooo:rsid="003bdb7d" officeooo:paragraph-rsid="001cbc52" fo:background-color="#eeeee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text-properties style:font-name="DejaVu Sans Mono" fo:font-size="12pt" fo:language="zxx" fo:country="none" officeooo:rsid="003d1675" officeooo:paragraph-rsid="001cbc52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Noto Sans" fo:font-size="12pt" fo:language="zxx" fo:country="none" officeooo:rsid="0001e715" officeooo:paragraph-rsid="003671d2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style:font-name="Noto Sans" fo:font-size="12pt" fo:language="zxx" fo:country="none" officeooo:rsid="000f1cc4" officeooo:paragraph-rsid="001ae3bc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style:font-name="Noto Sans" fo:font-size="12pt" fo:language="zxx" fo:country="none" officeooo:rsid="001211c2" officeooo:paragraph-rsid="001ae3bc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text-properties style:font-name="Noto Sans" fo:font-size="12pt" fo:language="zxx" fo:country="none" officeooo:rsid="001da958" officeooo:paragraph-rsid="001da958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text-properties style:font-name="Noto Sans" fo:font-size="12pt" fo:language="zxx" fo:country="none" officeooo:rsid="000d41b5" officeooo:paragraph-rsid="00339e4d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text-properties style:font-name="Noto Sans" fo:font-size="12pt" fo:language="zxx" fo:country="none" officeooo:rsid="000f1cc4" officeooo:paragraph-rsid="001ae3bc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text-properties style:font-name="Noto Sans" fo:font-size="12pt" fo:language="zxx" fo:country="none" officeooo:rsid="001260ba" officeooo:paragraph-rsid="001ae3bc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text-properties style:font-name="Noto Sans" fo:font-size="12pt" fo:language="zxx" fo:country="none" officeooo:rsid="001301b5" officeooo:paragraph-rsid="001ae3bc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 style:list-style-name="L1">
      <style:text-properties style:font-name="Noto Sans" fo:font-size="12pt" fo:language="zxx" fo:country="none" officeooo:rsid="001301b5" officeooo:paragraph-rsid="001da958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Standard" style:list-style-name="L1">
      <style:text-properties style:font-name="Noto Sans" fo:font-size="12pt" fo:language="zxx" fo:country="none" officeooo:rsid="001da958" officeooo:paragraph-rsid="001da958" style:font-size-asian="10.5pt" style:language-asian="zxx" style:country-asian="none" style:font-size-complex="12pt" style:language-complex="zxx" style:country-complex="none"/>
    </style:style>
    <style:style style:name="P19" style:family="paragraph" style:parent-style-name="Standard" style:list-style-name="L2">
      <style:text-properties style:font-name="Noto Sans" fo:font-size="12pt" fo:language="zxx" fo:country="none" officeooo:rsid="001e5cbe" officeooo:paragraph-rsid="001e5cbe" style:font-size-asian="10.5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style:font-name="Noto Sans" fo:font-size="12pt" fo:language="zxx" fo:country="none" officeooo:rsid="001ec7d9" officeooo:paragraph-rsid="001ec7d9" style:font-size-asian="10.5pt" style:language-asian="zxx" style:country-asian="none" style:font-size-complex="12pt" style:language-complex="zxx" style:country-complex="none"/>
    </style:style>
    <style:style style:name="P21" style:family="paragraph" style:parent-style-name="Standard">
      <style:text-properties style:font-name="Noto Sans" fo:font-size="12pt" fo:language="zxx" fo:country="none" officeooo:rsid="002185c4" officeooo:paragraph-rsid="002185c4" style:font-size-asian="10.5pt" style:language-asian="zxx" style:country-asian="none" style:font-size-complex="12pt" style:language-complex="zxx" style:country-complex="none"/>
    </style:style>
    <style:style style:name="P22" style:family="paragraph" style:parent-style-name="Standard">
      <style:text-properties style:font-name="Noto Sans" fo:font-size="12pt" fo:language="zxx" fo:country="none" officeooo:rsid="002374ce" officeooo:paragraph-rsid="002374ce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style:font-name="Noto Sans" fo:font-size="12pt" fo:language="zxx" fo:country="none" officeooo:rsid="0026c356" officeooo:paragraph-rsid="00385f68" style:font-size-asian="10.5pt" style:language-asian="zxx" style:country-asian="none" style:font-size-complex="12pt" style:language-complex="zxx" style:country-complex="none"/>
    </style:style>
    <style:style style:name="P24" style:family="paragraph" style:parent-style-name="Standard">
      <style:text-properties style:font-name="Noto Sans" fo:font-size="12pt" fo:language="zxx" fo:country="none" officeooo:rsid="0026c356" officeooo:paragraph-rsid="0026c356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 style:list-style-name="L3">
      <style:text-properties style:font-name="Noto Sans" fo:font-size="12pt" fo:language="zxx" fo:country="none" officeooo:rsid="00271a9d" officeooo:paragraph-rsid="00271a9d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 style:list-style-name="L3">
      <style:text-properties style:font-name="Noto Sans" fo:font-size="12pt" fo:language="zxx" fo:country="none" officeooo:rsid="00288a1c" officeooo:paragraph-rsid="00288a1c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 style:list-style-name="L4">
      <style:text-properties style:font-name="Noto Sans" fo:font-size="12pt" fo:language="zxx" fo:country="none" officeooo:rsid="002a2817" officeooo:paragraph-rsid="002a2817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text-properties style:font-name="Noto Sans" fo:font-size="12pt" fo:language="zxx" fo:country="none" officeooo:rsid="002a2817" officeooo:paragraph-rsid="002a2817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Standard">
      <style:text-properties style:font-name="Noto Sans" fo:font-size="12pt" fo:language="zxx" fo:country="none" officeooo:rsid="002ec12a" officeooo:paragraph-rsid="002ec12a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text-properties style:font-name="Noto Sans" fo:font-size="12pt" fo:language="zxx" fo:country="none" officeooo:rsid="001211c2" officeooo:paragraph-rsid="001ae3bc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text-properties style:font-name="Noto Sans" fo:font-size="12pt" fo:language="zxx" fo:country="none" officeooo:rsid="0031374d" officeooo:paragraph-rsid="0031374d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Standard" style:list-style-name="L1">
      <style:text-properties style:font-name="Noto Sans" fo:font-size="12pt" fo:language="zxx" fo:country="none" officeooo:rsid="001da958" officeooo:paragraph-rsid="001da958" style:font-name-asian="Noto Sans1" style:font-size-asian="10.5pt" style:language-asian="zxx" style:country-asian="none" style:font-name-complex="Noto Sans1" style:font-size-complex="12pt" style:language-complex="zxx" style:country-complex="none"/>
    </style:style>
    <style:style style:name="P33" style:family="paragraph" style:parent-style-name="Standard">
      <style:text-properties style:font-name="Noto Sans" fo:font-size="12pt" fo:language="zxx" fo:country="none" officeooo:rsid="001da958" officeooo:paragraph-rsid="001da958" style:font-name-asian="Noto Sans1" style:font-size-asian="10.5pt" style:language-asian="zxx" style:country-asian="none" style:font-name-complex="Noto Sans1" style:font-size-complex="12pt" style:language-complex="zxx" style:country-complex="none"/>
    </style:style>
    <style:style style:name="P34" style:family="paragraph" style:parent-style-name="Standard">
      <style:text-properties style:font-name="Noto Sans" fo:font-size="12pt" fo:language="zxx" fo:country="none" officeooo:rsid="001e5cbe" officeooo:paragraph-rsid="001e5cbe" style:font-name-asian="Noto Sans1" style:font-size-asian="10.5pt" style:language-asian="zxx" style:country-asian="none" style:font-name-complex="Noto Sans1" style:font-size-complex="12pt" style:language-complex="zxx" style:country-complex="none"/>
    </style:style>
    <style:style style:name="P35" style:family="paragraph" style:parent-style-name="Standard" style:list-style-name="L2">
      <style:text-properties style:font-name="Noto Sans" fo:font-size="12pt" fo:language="zxx" fo:country="none" officeooo:rsid="001ec7d9" officeooo:paragraph-rsid="001ec7d9" style:font-name-asian="Noto Sans1" style:font-size-asian="10.5pt" style:language-asian="zxx" style:country-asian="none" style:font-name-complex="Noto Sans1" style:font-size-complex="12pt" style:language-complex="zxx" style:country-complex="none"/>
    </style:style>
    <style:style style:name="P36" style:family="paragraph" style:parent-style-name="Standard">
      <style:text-properties style:font-name="Noto Sans" fo:font-size="12pt" fo:language="zxx" fo:country="none" fo:font-weight="normal" officeooo:rsid="002185c4" officeooo:paragraph-rsid="002185c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text-properties style:font-name="Noto Sans" fo:font-size="12pt" fo:language="zxx" fo:country="none" fo:font-weight="normal" officeooo:rsid="002bb2c0" officeooo:paragraph-rsid="002bb2c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8" style:family="paragraph" style:parent-style-name="Standard">
      <style:text-properties style:font-name="Noto Sans" fo:font-size="12pt" fo:language="zxx" fo:country="none" fo:font-weight="normal" officeooo:rsid="002bb2c0" officeooo:paragraph-rsid="0031374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text-properties style:font-name="Noto Sans" fo:font-size="12pt" fo:language="zxx" fo:country="none" fo:font-weight="normal" officeooo:rsid="002d5666" officeooo:paragraph-rsid="002d56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text-properties style:font-name="Noto Sans" fo:font-size="12pt" fo:language="zxx" fo:country="none" fo:font-weight="normal" officeooo:rsid="0031374d" officeooo:paragraph-rsid="0031374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paragraph-properties>
        <style:tab-stops>
          <style:tab-stop style:position="11.2154in"/>
        </style:tab-stops>
      </style:paragraph-properties>
      <style:text-properties style:font-name="Noto Sans" fo:font-size="12pt" fo:language="zxx" fo:country="none" fo:font-weight="normal" officeooo:rsid="00329ac3" officeooo:paragraph-rsid="00329ac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text-properties style:font-name="Noto Sans" fo:font-size="12pt" fo:language="zxx" fo:country="none" fo:font-weight="bold" officeooo:rsid="001211c2" officeooo:paragraph-rsid="001ae3bc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43" style:family="paragraph" style:parent-style-name="Standard">
      <style:text-properties style:font-name="Noto Sans" fo:font-size="12pt" fo:language="zxx" fo:country="none" officeooo:rsid="00288a1c" officeooo:paragraph-rsid="00288a1c" style:font-name-asian="DejaVu Sans" style:font-size-asian="10.5pt" style:language-asian="zxx" style:country-asian="none" style:font-name-complex="FreeSans" style:font-size-complex="12pt" style:language-complex="zxx" style:country-complex="none"/>
    </style:style>
    <style:style style:name="P44" style:family="paragraph" style:parent-style-name="Standard">
      <style:paragraph-properties fo:text-align="center" style:justify-single-word="false"/>
      <style:text-properties style:font-name="Noto Sans" fo:font-size="28pt" fo:language="zxx" fo:country="none" officeooo:rsid="000d41b5" officeooo:paragraph-rsid="001ae3bc" style:font-size-asian="28pt" style:language-asian="zxx" style:country-asian="none" style:font-size-complex="28pt" style:language-complex="zxx" style:country-complex="none"/>
    </style:style>
    <style:style style:name="P45" style:family="paragraph" style:parent-style-name="Standard">
      <style:text-properties style:font-name="Noto Sans" fo:font-size="14pt" fo:language="zxx" fo:country="none" fo:font-weight="bold" officeooo:rsid="000f1cc4" officeooo:paragraph-rsid="001ae3b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6" style:family="paragraph" style:parent-style-name="Standard">
      <style:text-properties style:font-name="Noto Sans" fo:font-size="16pt" fo:language="zxx" fo:country="none" fo:font-weight="bold" officeooo:rsid="0010713c" officeooo:paragraph-rsid="001ae3bc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7" style:family="paragraph" style:parent-style-name="Standard">
      <style:text-properties style:font-name="Noto Sans" fo:font-size="16pt" fo:language="zxx" fo:country="none" fo:font-weight="bold" officeooo:rsid="001211c2" officeooo:paragraph-rsid="001ae3bc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8" style:family="paragraph" style:parent-style-name="Standard">
      <style:text-properties style:font-name="Noto Sans" fo:font-size="16pt" fo:language="zxx" fo:country="none" fo:font-weight="bold" officeooo:rsid="00329ac3" officeooo:paragraph-rsid="00329ac3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9" style:family="paragraph" style:parent-style-name="Standard" style:list-style-name="L3">
      <style:text-properties style:font-name="Noto Sans" officeooo:paragraph-rsid="00288a1c"/>
    </style:style>
    <style:style style:name="P50" style:family="paragraph" style:parent-style-name="Standard" style:list-style-name="L4">
      <style:text-properties style:font-name="Noto Sans" officeooo:paragraph-rsid="002a2817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0713c"/>
    </style:style>
    <style:style style:name="T3" style:family="text">
      <style:text-properties officeooo:rsid="001301b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e5ff" style:font-name-asian="Noto Sans1" style:font-weight-asian="bold" style:font-name-complex="Noto Sans1" style:font-weight-complex="bold"/>
    </style:style>
    <style:style style:name="T6" style:family="text">
      <style:text-properties officeooo:rsid="0049426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4391" style:font-weight-asian="normal" style:font-weight-complex="normal"/>
    </style:style>
    <style:style style:name="T9" style:family="text">
      <style:text-properties officeooo:rsid="001da958"/>
    </style:style>
    <style:style style:name="T10" style:family="text">
      <style:text-properties style:text-position="sub 58%"/>
    </style:style>
    <style:style style:name="T11" style:family="text">
      <style:text-properties officeooo:rsid="0024d998"/>
    </style:style>
    <style:style style:name="T12" style:family="text">
      <style:text-properties style:font-name-asian="DejaVu Sans" style:font-name-complex="FreeSans"/>
    </style:style>
    <style:style style:name="T13" style:family="text">
      <style:text-properties fo:font-style="italic" officeooo:rsid="002d5666" style:font-style-asian="italic" style:font-style-complex="italic"/>
    </style:style>
    <style:style style:name="T14" style:family="text">
      <style:text-properties officeooo:rsid="002d5666"/>
    </style:style>
    <style:style style:name="T15" style:family="text">
      <style:text-properties officeooo:rsid="0016e5ff"/>
    </style:style>
    <style:style style:name="T16" style:family="text">
      <style:text-properties style:font-name-asian="Noto Sans1" style:font-name-complex="Noto Sans1"/>
    </style:style>
    <style:style style:name="T17" style:family="text">
      <style:text-properties officeooo:rsid="001da958" style:font-name-asian="Noto Sans1" style:font-name-complex="Noto Sans1"/>
    </style:style>
    <style:style style:name="T18" style:family="text">
      <style:text-properties officeooo:rsid="0016e5ff" style:font-name-asian="Noto Sans1" style:font-name-complex="Noto Sans1"/>
    </style:style>
    <style:style style:name="T19" style:family="text">
      <style:text-properties officeooo:rsid="0037255f" style:font-name-asian="Noto Sans1" style:font-name-complex="Noto Sans1"/>
    </style:style>
    <style:style style:name="T20" style:family="text">
      <style:text-properties fo:font-size="12pt" fo:language="zxx" fo:country="none" officeooo:rsid="00288a1c" style:font-name-asian="DejaVu Sans" style:font-size-asian="10.5pt" style:language-asian="zxx" style:country-asian="none" style:font-name-complex="FreeSans" style:font-size-complex="12pt" style:language-complex="zxx" style:country-complex="none"/>
    </style:style>
    <style:style style:name="T21" style:family="text">
      <style:text-properties fo:font-size="12pt" fo:language="zxx" fo:country="none" officeooo:rsid="00288a1c" style:font-name-asian="Noto Sans1" style:font-size-asian="10.5pt" style:language-asian="zxx" style:country-asian="none" style:font-name-complex="Noto Sans1" style:font-size-complex="12pt" style:language-complex="zxx" style:country-complex="none"/>
    </style:style>
    <style:style style:name="T22" style:family="text">
      <style:text-properties fo:font-size="12pt" fo:language="zxx" fo:country="none" fo:font-style="normal" style:text-underline-style="none" fo:font-weight="normal" officeooo:rsid="002a281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23" style:family="text">
      <style:text-properties fo:font-size="12pt" fo:language="zxx" fo:country="none" fo:font-style="normal" officeooo:rsid="002a2817" style:font-size-asian="10.5pt" style:language-asian="zxx" style:country-asian="none" style:font-style-asian="normal" style:font-size-complex="12pt" style:language-complex="zxx" style:country-complex="none" style:font-style-complex="normal"/>
    </style:style>
    <style:style style:name="T24" style:family="text">
      <style:text-properties fo:font-size="12pt" fo:language="zxx" fo:country="none" officeooo:rsid="002a2817" style:font-size-asian="10.5pt" style:language-asian="zxx" style:country-asian="none" style:font-size-complex="12pt" style:language-complex="zxx" style:country-complex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8">B</text:span><text:span text:style-name="T7">asi di Dati – Antonio Vivace</text:span></text:p>
      <text:p text:style-name="P44">Algebra e calcolo relazionale</text:p>
      <text:p text:style-name="P13"/>
      <text:p text:style-name="P13">L'algebra relazionale è un linguaggio procedurale basato su concetti di tipo algebrico. E' costituita da una serie di operatori, definiti su relazioni e che producono altre relazioni come risultato.</text:p>
      <text:p text:style-name="P13"><text:s text:c="2"/></text:p>
      <text:p text:style-name="P45"><text:span text:style-name="T1">Unione, intersezione, differenza</text:span> </text:p>
      <text:p text:style-name="P14">Le relazioni sono insiemi, quindi ha senso definire su di esse gli operatori insiemistici tradizionali a patto che esse siano definite sullo stesso insieme di at<text:span text:style-name="T2">t</text:span>ributi.</text:p>
      <text:p text:style-name="P14"/>
      <text:p text:style-name="P10"><draw:frame draw:style-name="fr1" draw:name="Object1" text:anchor-type="as-char" svg:y="-0.1728in" svg:width="2.0161in" svg:height="0.243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0"><draw:frame draw:style-name="fr1" draw:name="Object2" text:anchor-type="as-char" svg:y="-0.1736in" svg:width="2.0217in" svg:height="0.244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draw:frame draw:style-name="fr1" draw:name="Object3" text:anchor-type="as-char" svg:y="-0.1728in" svg:width="2.0165in" svg:height="0.243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6"/>
      <text:p text:style-name="P46">Ridenominazione</text:p>
      <text:p text:style-name="P11">Al fine di facilitare le operazioni insiemistiche introduciamo l'operatore di denominazione che cambia il nome degli attributi lasciando inalterato il contenuto delle relazioni. <text:span text:style-name="T9">La ridenominazione:</text:span></text:p>
      <text:p text:style-name="P11"/>
      <text:p text:style-name="P11"><draw:frame draw:style-name="fr1" draw:name="Object4" text:anchor-type="as-char" svg:y="-0.2535in" svg:width="2.0681in" svg:height="0.37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/>
      <text:p text:style-name="P12">contiene una tupla t' per ciascuna tupla t in r, definita come segue: t' è una tupla su Y e t'[B<text:span text:style-name="T10">i</text:span>]= t[A<text:span text:style-name="T10">i</text:span>], per i, ..., k.</text:p>
      <text:p text:style-name="P11"/>
      <text:p text:style-name="P47">Selezione</text:p>
      <text:p text:style-name="P15">Selezione e Proiezione si dicono funzioni complementari (od ortogonali): sono definite su un operando e producono come risultato una porzione dell'operando. Più precisamente, la selezione produce un sottoinsieme delle tuple su tutti gli attribut<text:span text:style-name="T3">i (decomposizione orizzontale)</text:span>, mentre la proiezione dà un risultato cui contribuiscono tutte le tuple, ma su un sottoinsieme di attributi <text:span text:style-name="T3">(decomposizione verticale).</text:span></text:p>
      <text:p text:style-name="P16">La selezione ammette una condizione di selezione, una <text:span text:style-name="T4">formula proposizonale</text:span>, costituita da confronti tra attributi e costanti, eventualmente combinati con connettivi logici.</text:p>
      <text:p text:style-name="P16">Più precisamente, data una relazione r(X), una formula proposizonale F su X è una formula ottenuta combinando, con i connettivi or, and, not, condizioni atomiche del tipo A<text:span text:style-name="T15">θ</text:span>B o A<text:span text:style-name="T15">θ</text:span>c, dove:</text:p>
      <text:p text:style-name="P16"><text:soft-page-break/></text:p>
      <text:list xml:id="list8847245386083706855" text:style-name="L1">
        <text:list-item>
          <text:p text:style-name="P17"><text:span text:style-name="T15">θ è un operatore di confronto (=, </text:span><text:span text:style-name="T17">≠, &gt;, &lt;, ≤, ≥);</text:span></text:p>
        </text:list-item>
        <text:list-item>
          <text:p text:style-name="P18"><text:span text:style-name="T16">A e B sono attributi in X sui cui valori il confronto </text:span><text:span text:style-name="T18">θ </text:span><text:span text:style-name="T16">abbia senso;</text:span></text:p>
        </text:list-item>
        <text:list-item>
          <text:p text:style-name="P32">c è una costante "compatibile" con il dominio di A (confronto su c definito).</text:p>
        </text:list-item>
      </text:list>
      <text:p text:style-name="P33"/>
      <text:p text:style-name="P34">Data una formula F e una tupla t, è definito un valore di verità per F su t:</text:p>
      <text:p text:style-name="P34"/>
      <text:list xml:id="list4281146984692725978" text:style-name="L2">
        <text:list-item>
          <text:p text:style-name="P19"><text:span text:style-name="T16">A</text:span><text:span text:style-name="T18">θ</text:span><text:span text:style-name="T19">B</text:span><text:span text:style-name="T5"> </text:span><text:span text:style-name="T16">è vera su t se t[A] è in relazione </text:span><text:span text:style-name="T18">θ </text:span><text:span text:style-name="T16">con t[B], altrimenti è falsa;</text:span></text:p>
        </text:list-item>
        <text:list-item>
          <text:p text:style-name="P19"><text:span text:style-name="T16">A</text:span><text:span text:style-name="T18">θ</text:span><text:span text:style-name="T16">c è vera su t se t[A] è in relazione </text:span><text:span text:style-name="T18">θ </text:span><text:span text:style-name="T16">con c, altrimenti è falsa;</text:span></text:p>
        </text:list-item>
        <text:list-item>
          <text:p text:style-name="P35">Gli operatori logici hanno l'usuale significato.</text:p>
        </text:list-item>
      </text:list>
      <text:p text:style-name="P20"/>
      <text:p text:style-name="P20">La selezione <draw:frame draw:style-name="fr1" draw:name="Object5" text:anchor-type="as-char" svg:y="-0.152in" svg:width="0.4744in" svg:height="0.2126in" draw:z-index="4"><draw:object xlink:href="./Object 5" xlink:type="simple" xlink:show="embed" xlink:actuate="onLoad"/><draw:image xlink:href="./ObjectReplacements/Object 5" xlink:type="simple" xlink:show="embed" xlink:actuate="onLoad"/></draw:frame>, in cui r è una relazione e F una formula proposizionale, produce una relazoine sugli stessi attributi di r che contiene le tuple di r su cui F è vera. </text:p>
      <text:p text:style-name="P16"/>
      <text:p text:style-name="P47">Proiezione</text:p>
      <text:p text:style-name="P21">Dati una relazione r(X) e un sottoinsieme Y di X, la proiezione di r su Y ( indicata con <draw:frame draw:style-name="fr1" draw:name="Object6" text:anchor-type="as-char" svg:y="-0.152in" svg:width="0.4618in" svg:height="0.2126in" draw:z-index="5"><draw:object xlink:href="./Object 6" xlink:type="simple" xlink:show="embed" xlink:actuate="onLoad"/><draw:image xlink:href="./ObjectReplacements/Object 6" xlink:type="simple" xlink:show="embed" xlink:actuate="onLoad"/></draw:frame>) è l'insieme di tuple su Y ottenute dalla tuple di r considerando solo i valori di Y:</text:p>
      <text:p text:style-name="P21"/>
      <text:p text:style-name="P21"><draw:frame draw:style-name="fr1" draw:name="Object7" text:anchor-type="as-char" svg:y="-0.152in" svg:width="1.3291in" svg:height="0.2126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1"/>
      <text:p text:style-name="P36">Il risultato di una proiezione contiene al più tante tuple quante l'operando, ma può conterne meno.</text:p>
      <text:p text:style-name="P36"/>
      <text:p text:style-name="P47">Join</text:p>
      <text:p text:style-name="P22">Questo operatore permette di correlare dati contenuti in relazioni diverse, confrontando i valori contenuti in esse. Ne esistono due versioni: il join naturale, utile per riflessioni di tipo astratto e theta-join, più rilevate dal punto di vista pratico.</text:p>
      <text:p text:style-name="P22"/>
      <text:p text:style-name="P42">Join Naturale</text:p>
      <text:p text:style-name="P22">Il risultato del join è costituito da una relazione sull'unione degli insiemi di attributi degli operandi e le sue tuple sono ottenute combinando le tuple degli operandi con valori uguali sugli attributi comuni.</text:p>
      <text:p text:style-name="P22">In generale, il join naturale <draw:frame draw:style-name="fr1" draw:name="Object8" text:anchor-type="as-char" svg:y="-0.1484in" svg:width="0.5689in" svg:height="0.1839in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1">di r1(X1) e r2(X2) è una relazione definita su X1 U X2, come segue</text:span></text:p>
      <text:p text:style-name="P22"/>
      <text:p text:style-name="P22"><draw:frame draw:style-name="fr1" draw:name="Object9" text:anchor-type="as-char" svg:y="-0.1484in" svg:width="2.961in" svg:height="0.2091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2"/>
      <text:p text:style-name="P22"/>
      <text:p text:style-name="P42">Join completi e incompleti</text:p>
      <text:p text:style-name="P23"><text:soft-page-break/>Si dice caso completo se ciascuna tupla di ciascuno degli operandi contribuisce ad almeno una tupla del risultato.</text:p>
      <text:p text:style-name="P23">Le tuple dangling sono quelle che non contribuiscono al risultato perchè l'altra relazione non contiene tuple con gli stessi valori sull'attributo comune.</text:p>
      <text:p text:style-name="P24"/>
      <text:p text:style-name="P24">Possiamo dire che il join di r1 e r2 contiene un numero di tuple compreso fra 0 e |r1| x |r2|. Inoltre:</text:p>
      <text:list xml:id="list6003613640945278209" text:style-name="L3">
        <text:list-item>
          <text:p text:style-name="P25">se il join di r1 e r2 è completo, contiene almeno un numero di tuple pari al massimo fra |r1| e |r2|;</text:p>
        </text:list-item>
        <text:list-item>
          <text:p text:style-name="P26">se X1 <text:span text:style-name="T16">∩</text:span><text:span text:style-name="T12"> X2 contiene una chiave per r2, allora join r1(X1) e r2(X2) contiene al più |r1| tuple;</text:span></text:p>
        </text:list-item>
        <text:list-item>
          <text:p text:style-name="P49"><text:span text:style-name="T20">se X1 </text:span><text:span text:style-name="T21">∩</text:span><text:span text:style-name="T20"> X2 coincide con una chiave per r2 e sussiste il vincolo di riferimento fra X1 </text:span><text:span text:style-name="T21">∩</text:span><text:span text:style-name="T20"> <text:s/>X2 in r1 e la chiave di r2, allora join r1(X1) e r2(X2) contiene esattamente |r1| tuple.</text:span></text:p>
        </text:list-item>
      </text:list>
      <text:p text:style-name="P43"/>
      <text:p text:style-name="P42">Join esterni</text:p>
      <text:list xml:id="list7385075687935863868" text:style-name="L4">
        <text:list-item>
          <text:p text:style-name="P50"><text:span text:style-name="T22">full outer</text:span><text:span text:style-name="T23"> join: </text:span><text:span text:style-name="T24">tutte le tuple danno un contributo al risultato, eventualmente estese nulli ove non ci siano controparti opportune</text:span></text:p>
        </text:list-item>
        <text:list-item>
          <text:p text:style-name="P27">left outer join: estende solo le tuple del primo operando</text:p>
        </text:list-item>
        <text:list-item>
          <text:p text:style-name="P27">right outer join; estende solo le tuple del secondo operando</text:p>
        </text:list-item>
      </text:list>
      <text:p text:style-name="P28"/>
      <text:p text:style-name="P42">Join n-ario, intersezione e prodotto cartesiano</text:p>
      <text:p text:style-name="P37">Il join naturale è commutativo e associativo. <text:span text:style-name="T14">Vediamo due casi limite per gli insiemi di attributi su cui sono definiti gli operandi:</text:span></text:p>
      <text:p text:style-name="P39">Gli insiemi sono uguali:</text:p>
      <text:p text:style-name="P38">Il join coincide con l'intersezione nel caso limite in cui gli insiemi di attributi su cui sono definiti gli operandi sono uguali. <text:s/></text:p>
      <text:p text:style-name="P40">Gli insiemi sono disgiunti:</text:p>
      <text:p text:style-name="P38">il join diventa <text:span text:style-name="T14">una </text:span><text:span text:style-name="T13">sorta</text:span><text:span text:style-name="T14"> di prodotto cartesiano (costituito da tuple ottenute concatenando tuple di r1 ed r2 invece che insiemi di coppie).</text:span></text:p>
      <text:p text:style-name="P42"/>
      <text:p text:style-name="P42">Theta-join ed equi-join</text:p>
      <text:p text:style-name="P29">Il tetha-join è definito come un prodotto cartesiano seguito da una selezione, nel modo seguente</text:p>
      <text:p text:style-name="P29"/>
      <text:p text:style-name="P1"><draw:frame draw:style-name="fr1" draw:name="Object10" text:anchor-type="as-char" svg:y="-0.152in" svg:width="1.3917in" svg:height="0.212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31">Un theta-join in cui la condizione di selezione F sia unaconfiguzione di atomi di uguaglianza, con un attributo della prima relazione e uno della seconda, viene chiamato <text:span text:style-name="T4">equi-join</text:span>.</text:p>
      <text:p text:style-name="P31"/>
      <text:p text:style-name="P48"><text:soft-page-break/>Interrogazioni in algebra relazionale</text:p>
      <text:p text:style-name="P41">Dato uno schema R di base di dati, un'interrogazione è una funziona che, per ogni istanza r di R, produce una relazione su un dato insieme di attributi X.</text:p>
      <text:p text:style-name="P1"/>
      <text:p text:style-name="P1"/>
      <text:p text:style-name="P8">_template:</text:p>
      <text:p text:style-name="P4">Title 1</text:p>
      <text:p text:style-name="P6"><text:span text:style-name="T8">T</text:span><text:span text:style-name="T7">itle 2</text:span></text:p>
      <text:p text:style-name="P5">Title 3</text:p>
      <text:p text:style-name="P2">Title 4</text:p>
      <text:p text:style-name="P3">Paragraph Text</text:p>
      <text:p text:style-name="P7">Monospaced Tex<text:span text:style-name="T6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1" svg:font-family="'Noto Sans'" style:font-family-generic="swiss"/>
    <style:font-face style:name="DejaVu Sans Mono" svg:font-family="'DejaVu Sans Mono'" style:font-family-generic="modern" style:font-pitch="fixed"/>
    <style:font-face style:name="Gentium" svg:font-family="Gent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0:20:55.200747673</meta:creation-date>
    <dc:date>2016-06-19T11:21:48.431567367</dc:date>
    <meta:editing-duration>PT3H2M2S</meta:editing-duration>
    <meta:editing-cycles>18</meta:editing-cycles>
    <meta:generator>LibreOffice/5.1.4.1$Linux_X86_64 LibreOffice_project/10m0$Build-1</meta:generator>
    <meta:document-statistic meta:table-count="0" meta:image-count="0" meta:object-count="10" meta:page-count="4" meta:paragraph-count="65" meta:word-count="875" meta:character-count="5157" meta:non-whitespace-character-count="4343"/>
  </office:meta>
</office:document-meta>
</file>

<file path=Object 1/content.xml><?xml version="1.0" encoding="utf-8"?>
<math xmlns="http://www.w3.org/1998/Math/MathML" display="block">
  <semantics>
    <mrow>
      <mrow>
        <msub>
          <mi>r</mi>
          <mn>1</mn>
        </msub>
        <mo stretchy="false">∪</mo>
        <msub>
          <mi>r</mi>
          <mn>2</mn>
        </msub>
      </mrow>
      <mo stretchy="false">=</mo>
      <mrow>
        <mo fence="true" stretchy="false">{</mo>
        <mrow>
          <mrow>
            <mi>x</mi>
            <mi mathvariant="normal">:</mi>
            <mrow>
              <mi>x</mi>
              <mo stretchy="false">∈</mo>
              <mrow>
                <msub>
                  <mi>r</mi>
                  <mn>1</mn>
                </msub>
                <mo stretchy="false">∨</mo>
                <mi>x</mi>
              </mrow>
              <mo stretchy="false">∈</mo>
              <msub>
                <mi>r</mi>
                <mn>2</mn>
              </msub>
            </mrow>
          </mrow>
        </mrow>
        <mo fence="true" stretchy="false">}</mo>
      </mrow>
    </mrow>
    <annotation encoding="StarMath 5.0">r_{1} union r_{2} = lbrace x : x in r_{1} or x in r_{2}  rbrace</annotation>
  </semantics>
</math>
</file>

<file path=Object 10/content.xml><?xml version="1.0" encoding="utf-8"?>
<math xmlns="http://www.w3.org/1998/Math/MathML" display="block">
  <semantics>
    <mrow>
      <msub>
        <mi>r</mi>
        <mn>1</mn>
      </msub>
      <msub>
        <mi>⋈</mi>
        <mi>F</mi>
      </msub>
      <mrow>
        <msub>
          <mi>r</mi>
          <mn>2</mn>
        </msub>
        <mo stretchy="false">=</mo>
        <msub>
          <mi mathvariant="normal">σ</mi>
          <mi>F</mi>
        </msub>
      </mrow>
      <mrow>
        <mo fence="true" stretchy="false">(</mo>
        <mrow>
          <mrow>
            <msub>
              <mi>r</mi>
              <mn>1</mn>
            </msub>
            <mi>⋈</mi>
            <msub>
              <mi>r</mi>
              <mn>2</mn>
            </msub>
          </mrow>
        </mrow>
        <mo fence="true" stretchy="false">)</mo>
      </mrow>
    </mrow>
    <annotation encoding="StarMath 5.0">r_1 ⋈_F r_2 = %sigma _F ( r_1⋈r_2 )</annotation>
  </semantics>
</math>
</file>

<file path=Object 2/content.xml><?xml version="1.0" encoding="utf-8"?>
<math xmlns="http://www.w3.org/1998/Math/MathML" display="block">
  <semantics>
    <mrow>
      <mrow>
        <msub>
          <mi>r</mi>
          <mn>1</mn>
        </msub>
        <mo stretchy="false">∩</mo>
        <msub>
          <mi>r</mi>
          <mn>2</mn>
        </msub>
      </mrow>
      <mo stretchy="false">=</mo>
      <mrow>
        <mo fence="true" stretchy="false">{</mo>
        <mrow>
          <mrow>
            <mi>x</mi>
            <mi mathvariant="normal">:</mi>
            <mrow>
              <mi>x</mi>
              <mo stretchy="false">∈</mo>
              <mrow>
                <msub>
                  <mi>r</mi>
                  <mn>1</mn>
                </msub>
                <mo stretchy="false">∧</mo>
                <mi>x</mi>
              </mrow>
              <mo stretchy="false">∈</mo>
              <msub>
                <mi>r</mi>
                <mn>2</mn>
              </msub>
            </mrow>
          </mrow>
        </mrow>
        <mo fence="true" stretchy="false">}</mo>
      </mrow>
    </mrow>
    <annotation encoding="StarMath 5.0">r_{1} intersection r_{2} = lbrace x : x in r_{1} and x in r_{2}  rbrace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−</mo>
        <msub>
          <mi>r</mi>
          <mn>2</mn>
        </msub>
      </mrow>
      <mo stretchy="false">=</mo>
      <mrow>
        <mo fence="true" stretchy="false">{</mo>
        <mrow>
          <mrow>
            <mi>x</mi>
            <mi mathvariant="normal">:</mi>
            <mrow>
              <mi>x</mi>
              <mo stretchy="false">∈</mo>
              <mrow>
                <msub>
                  <mi>r</mi>
                  <mn>1</mn>
                </msub>
                <mo stretchy="false">∧</mo>
                <mi>x</mi>
              </mrow>
              <mo stretchy="false">∉</mo>
              <msub>
                <mi>r</mi>
                <mn>2</mn>
              </msub>
            </mrow>
          </mrow>
        </mrow>
        <mo fence="true" stretchy="false">}</mo>
      </mrow>
    </mrow>
    <annotation encoding="StarMath 5.0">r_{1} - r_{2} = lbrace x : x in r_{1} and x notin r_{2}  rbrace</annotation>
  </semantics>
</math>
</file>

<file path=Object 4/content.xml><?xml version="1.0" encoding="utf-8"?>
<math xmlns="http://www.w3.org/1998/Math/MathML" display="block">
  <semantics>
    <mrow>
      <msub>
        <mi mathvariant="normal">ρ</mi>
        <mrow>
          <msub>
            <mi>B</mi>
            <mn>1</mn>
          </msub>
          <msub>
            <mi>B</mi>
            <mn>2</mn>
          </msub>
          <mi>.</mi>
          <mi>.</mi>
          <mi>.</mi>
          <msub>
            <mi>B</mi>
            <mi>K</mi>
          </msub>
          <mo stretchy="false">←</mo>
          <msub>
            <mi>A</mi>
            <mn>1</mn>
          </msub>
          <msub>
            <mi>A</mi>
            <mn>2</mn>
          </msub>
          <msub>
            <mi>A</mi>
            <mi>K</mi>
          </msub>
        </mrow>
      </msub>
      <mrow>
        <mo fence="true" stretchy="false">(</mo>
        <mrow>
          <mi>r</mi>
        </mrow>
        <mo fence="true" stretchy="false">)</mo>
      </mrow>
    </mrow>
    <annotation encoding="StarMath 5.0">%rho_{ B_1 B_2 . . . B_K &lt;- A_1 A_2 A_K } (r )</annotation>
  </semantics>
</math>
</file>

<file path=Object 5/content.xml><?xml version="1.0" encoding="utf-8"?>
<math xmlns="http://www.w3.org/1998/Math/MathML" display="block">
  <semantics>
    <mrow>
      <msub>
        <mi mathvariant="normal">σ</mi>
        <mi>F</mi>
      </msub>
      <mrow>
        <mo fence="true" stretchy="false">(</mo>
        <mrow>
          <mi>r</mi>
        </mrow>
        <mo fence="true" stretchy="false">)</mo>
      </mrow>
    </mrow>
    <annotation encoding="StarMath 5.0">%sigma _F ( r )</annotation>
  </semantics>
</math>
</file>

<file path=Object 6/content.xml><?xml version="1.0" encoding="utf-8"?>
<math xmlns="http://www.w3.org/1998/Math/MathML" display="block">
  <semantics>
    <mrow>
      <msub>
        <mi mathvariant="normal">π</mi>
        <mi>Y</mi>
      </msub>
      <mrow>
        <mo fence="true" stretchy="false">(</mo>
        <mrow>
          <mi>r</mi>
        </mrow>
        <mo fence="true" stretchy="false">)</mo>
      </mrow>
    </mrow>
    <annotation encoding="StarMath 5.0">%pi _Y( r )</annotation>
  </semantics>
</math>
</file>

<file path=Object 7/content.xml><?xml version="1.0" encoding="utf-8"?>
<math xmlns="http://www.w3.org/1998/Math/MathML" display="block">
  <semantics>
    <mrow>
      <msub>
        <mi mathvariant="normal">π</mi>
        <mi>Y</mi>
      </msub>
      <mrow>
        <mrow>
          <mo fence="true" stretchy="false">(</mo>
          <mrow>
            <mi>r</mi>
          </mrow>
          <mo fence="true" stretchy="false">)</mo>
        </mrow>
        <mo stretchy="false">=</mo>
        <mrow>
          <mo fence="true" stretchy="false">{</mo>
          <mrow>
            <mrow>
              <mi>t</mi>
              <mrow>
                <mrow>
                  <mo fence="true" stretchy="false">[</mo>
                  <mrow>
                    <mi>Y</mi>
                  </mrow>
                  <mo fence="true" stretchy="false">]</mo>
                </mrow>
                <mo stretchy="false">∣</mo>
                <mi>t</mi>
                <mo stretchy="false">∈</mo>
                <mi>r</mi>
              </mrow>
            </mrow>
          </mrow>
          <mo fence="true" stretchy="false">}</mo>
        </mrow>
      </mrow>
    </mrow>
    <annotation encoding="StarMath 5.0">%pi _Y ( r ) = lbrace t[Y] divides t in r rbrace </annotation>
  </semantics>
</math>
</file>

<file path=Object 8/content.xml><?xml version="1.0" encoding="utf-8"?>
<math xmlns="http://www.w3.org/1998/Math/MathML" display="block">
  <semantics>
    <mrow>
      <mi>r</mi>
      <mn>1</mn>
      <mi>⋈</mi>
      <mi>r</mi>
      <mn>2</mn>
    </mrow>
    <annotation encoding="StarMath 5.0">r1⋈r2</annotation>
  </semantics>
</math>
</file>

<file path=Object 9/content.xml><?xml version="1.0" encoding="utf-8"?>
<math xmlns="http://www.w3.org/1998/Math/MathML" display="block">
  <semantics>
    <mrow>
      <mi>r</mi>
      <mn>1</mn>
      <mi>⋈</mi>
      <mi>r</mi>
      <mrow>
        <mn>2</mn>
        <mo stretchy="false">=</mo>
        <mrow>
          <mo fence="true" stretchy="false">{</mo>
          <mrow>
            <mrow>
              <mrow>
                <mi>t</mi>
                <mo stretchy="false">∈</mo>
                <msub>
                  <mi>X</mi>
                  <mn>1</mn>
                </msub>
              </mrow>
              <msub>
                <mi>X</mi>
                <mn>2</mn>
              </msub>
              <mi mathvariant="normal">:</mi>
              <mi>t</mi>
              <mrow>
                <mrow>
                  <mo fence="true" stretchy="false">[</mo>
                  <mrow>
                    <msub>
                      <mi>X</mi>
                      <mn>1</mn>
                    </msub>
                  </mrow>
                  <mo fence="true" stretchy="false">]</mo>
                </mrow>
                <mo stretchy="false">∈</mo>
                <mi>r</mi>
              </mrow>
              <mrow>
                <mn>1</mn>
                <mo stretchy="false">∧</mo>
                <mi>t</mi>
              </mrow>
              <mrow>
                <mrow>
                  <mo fence="true" stretchy="false">[</mo>
                  <mrow>
                    <msub>
                      <mi>X</mi>
                      <mn>2</mn>
                    </msub>
                  </mrow>
                  <mo fence="true" stretchy="false">]</mo>
                </mrow>
                <mo stretchy="false">∈</mo>
                <mi>r</mi>
              </mrow>
              <mn>2</mn>
            </mrow>
          </mrow>
          <mo fence="true" stretchy="false">}</mo>
        </mrow>
      </mrow>
    </mrow>
    <annotation encoding="StarMath 5.0">r1⋈r2 = lbrace t in X_1 X_2 : t[X_1] in r1 and t[X_2] in r2 rbrace</annotation>
  </semantics>
</math>
</file>